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6BCBC000051FE00007408DB4A28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FreeMono" fo:font-size="11pt" officeooo:rsid="004b2a3d" style:font-size-asian="11pt" style:font-size-complex="11pt"/>
    </style:style>
    <style:style style:name="P2" style:family="paragraph">
      <style:paragraph-properties fo:text-align="start"/>
      <style:text-properties style:text-line-through-style="none" style:text-line-through-type="none" style:font-name="FreeMono1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text-line-through-type="none" style:font-name="FreeMono1" fo:font-size="11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style:font-name="FreeMono1" fo:font-size="12pt" fo:font-style="normal" style:text-underline-style="none" fo:font-weight="normal"/>
    </style:style>
    <style:style style:name="P5" style:family="paragraph">
      <style:paragraph-properties fo:text-align="center"/>
      <style:text-properties style:text-line-through-style="none" style:text-line-through-type="none" style:font-name="FreeMono1" fo:font-size="11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rs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iren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enom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nction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lephone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2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3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4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0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1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2" form:control-implementation="ooo:com.sun.star.form.component.TextField" xml:id="control15" form:id="control1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3" form:control-implementation="ooo:com.sun.star.form.component.TextField" xml:id="control16" form:id="control1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4" form:control-implementation="ooo:com.sun.star.form.component.TextField" xml:id="control17" form:id="control1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erpro" form:control-implementation="ooo:com.sun.star.form.component.TextField" xml:id="control18" form:id="control1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interpro" form:control-implementation="ooo:com.sun.star.form.component.TextField" xml:id="control19" form:id="control1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17" draw:style-name="gr1" draw:text-style-name="P4" svg:width="4.922cm" svg:height="0.6cm" svg:x="14.72cm" svg:y="15.912cm" draw:control="control18"/><draw:control text:anchor-type="paragraph" draw:z-index="16" draw:style-name="gr1" draw:text-style-name="P3" svg:width="4.102cm" svg:height="0.5cm" svg:x="10.275cm" svg:y="17.681cm" draw:control="control17"/><draw:control text:anchor-type="paragraph" draw:z-index="15" draw:style-name="gr1" draw:text-style-name="P3" svg:width="4.102cm" svg:height="0.5cm" svg:x="10.275cm" svg:y="16.993cm" draw:control="control16"/><draw:control text:anchor-type="paragraph" draw:z-index="14" draw:style-name="gr1" draw:text-style-name="P3" svg:width="4.102cm" svg:height="0.5cm" svg:x="10.275cm" svg:y="16.332cm" draw:control="control15"/><draw:control text:anchor-type="paragraph" draw:z-index="13" draw:style-name="gr1" draw:text-style-name="P3" svg:width="4.102cm" svg:height="0.5cm" svg:x="10.275cm" svg:y="15.644cm" draw:control="control14"/><draw:control text:anchor-type="paragraph" draw:z-index="12" draw:style-name="gr1" draw:text-style-name="P3" svg:width="4.102cm" svg:height="0.5cm" svg:x="10.275cm" svg:y="14.961cm" draw:control="control13"/><draw:control text:anchor-type="paragraph" draw:z-index="11" draw:style-name="gr1" draw:text-style-name="P3" svg:width="5.636cm" svg:height="0.5cm" svg:x="4.322cm" svg:y="17.687cm" draw:control="control12"/><draw:control text:anchor-type="paragraph" draw:z-index="10" draw:style-name="gr1" draw:text-style-name="P3" svg:width="5.636cm" svg:height="0.5cm" svg:x="4.322cm" svg:y="16.999cm" draw:control="control11"/><draw:control text:anchor-type="paragraph" draw:z-index="9" draw:style-name="gr1" draw:text-style-name="P3" svg:width="5.636cm" svg:height="0.5cm" svg:x="4.322cm" svg:y="16.311cm" draw:control="control10"/><draw:control text:anchor-type="paragraph" draw:z-index="8" draw:style-name="gr1" draw:text-style-name="P3" svg:width="5.636cm" svg:height="0.5cm" svg:x="4.322cm" svg:y="15.649cm" draw:control="control9"/><draw:control text:anchor-type="paragraph" draw:z-index="7" draw:style-name="gr1" draw:text-style-name="P3" svg:width="5.636cm" svg:height="0.5cm" svg:x="4.322cm" svg:y="14.961cm" draw:control="control8"/><draw:control text:anchor-type="paragraph" draw:z-index="6" draw:style-name="gr1" draw:text-style-name="P2" svg:width="13.2cm" svg:height="0.6cm" svg:x="6.442cm" svg:y="25.227cm" draw:control="control7"/><draw:control text:anchor-type="paragraph" draw:z-index="5" draw:style-name="gr1" draw:text-style-name="P2" svg:width="13.57cm" svg:height="0.6cm" svg:x="6.071cm" svg:y="23.745cm" draw:control="control6"/><draw:control text:anchor-type="paragraph" draw:z-index="4" draw:style-name="gr1" draw:text-style-name="P2" svg:width="11.268cm" svg:height="0.6cm" svg:x="8.347cm" svg:y="22.29cm" draw:control="control5"/><draw:control text:anchor-type="paragraph" draw:z-index="3" draw:style-name="gr1" draw:text-style-name="P2" svg:width="13.733cm" svg:height="0.6cm" svg:x="5.909cm" svg:y="20.835cm" draw:control="control4"/><draw:control text:anchor-type="paragraph" draw:z-index="2" draw:style-name="gr1" draw:text-style-name="P2" svg:width="14.235cm" svg:height="0.6cm" svg:x="5.459cm" svg:y="19.38cm" draw:control="control3"/><draw:control text:anchor-type="paragraph" draw:z-index="1" draw:style-name="gr1" draw:text-style-name="P2" svg:width="9.341cm" svg:height="0.6cm" svg:x="10.222cm" svg:y="10.278cm" draw:control="control2"/><draw:control text:anchor-type="paragraph" draw:z-index="0" draw:style-name="gr1" draw:text-style-name="P2" svg:width="12.701cm" svg:height="0.6cm" svg:x="7.02cm" svg:y="7.833cm" draw:control="control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ontrol text:anchor-type="paragraph" draw:z-index="18" draw:style-name="gr1" draw:text-style-name="P5" svg:width="4.922cm" svg:height="0.6cm" svg:x="14.72cm" svg:y="-0.374cm" draw:control="control1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6BCBC000051FE00007408DB4A284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09-13T16:23:27.183663797</dc:date>
    <dc:creator>jb </dc:creator>
    <meta:editing-duration>PT2H50M4S</meta:editing-duration>
    <meta:editing-cycles>66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